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08000000089A2770FFE5272E7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bitmap" draw:fill-image-name="Bitmap_20_1" style:repeat="repeat" draw:textarea-horizontal-align="justify" draw:textarea-vertical-align="middle" draw:auto-grow-height="false" fo:min-height="5.084cm" fo:min-width="11.959cm"/>
    </style:style>
    <style:style style:name="gr2" style:family="graphic" style:parent-style-name="standard">
      <style:graphic-properties svg:stroke-color="#2a6099" draw:fill-color="#2a6099" draw:textarea-horizontal-align="justify" draw:textarea-vertical-align="middle" draw:auto-grow-height="false" fo:min-height="2.187cm" fo:min-width="3.796cm"/>
    </style:style>
    <style:style style:name="gr3" style:family="graphic" style:parent-style-name="standard">
      <style:graphic-properties draw:textarea-horizontal-align="justify" draw:textarea-vertical-align="middle" draw:auto-grow-height="false" fo:min-height="2.187cm" fo:min-width="4.05cm"/>
    </style:style>
    <style:style style:name="gr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5.034cm" fo:min-width="11.909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1.49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1.497cm"/>
      <style:paragraph-properties style:writing-mode="lr-tb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3.052cm" fo:min-width="0cm"/>
    </style:style>
    <style:style style:name="gr8" style:family="graphic" style:parent-style-name="standard">
      <style:graphic-properties draw:fill-color="#b4c7dc" draw:textarea-horizontal-align="justify" draw:textarea-vertical-align="middle" draw:auto-grow-height="false" fo:min-height="0.63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1.49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3cm"/>
      <style:paragraph-properties style:writing-mode="lr-tb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4.756cm" fo:min-width="0cm" fo:padding-top="0.15cm" fo:padding-bottom="0.15cm" fo:padding-left="0.275cm" fo:padding-right="0.275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bitmap" draw:fill-image-name="Bitmap_20_1" style:repeat="repeat"/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style:text-properties fo:color="#ffffff"/>
    </style:style>
    <style:style style:name="P9" style:family="paragraph">
      <loext:graphic-properties draw:fill="none" draw:fill-color="#ffffff"/>
      <style:paragraph-properties style:writing-mode="lr-tb"/>
      <style:text-properties fo:color="#ffffff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color="#729fcf"/>
    </style:style>
    <style:style style:name="T4" style:family="text">
      <style:text-properties fo:color="#729fcf" style:text-position="-33% 58%"/>
    </style:style>
    <style:style style:name="T5" style:family="text">
      <style:text-properties fo:color="#729fcf" style:text-position="0% 100%"/>
    </style:style>
    <style:style style:name="T6" style:family="text">
      <style:text-properties fo:color="#ffffff"/>
    </style:style>
    <style:style style:name="T7" style:family="text">
      <style:text-properties fo:color="#ffffff" style:text-position="-33% 58%"/>
    </style:style>
    <style:style style:name="T8" style:family="text">
      <style:text-properties fo:color="#ffffff"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459cm" svg:height="5.334cm" svg:x="1.066cm" svg:y="0.1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96cm" svg:height="2.437cm" svg:x="9.207cm" svg:y="3.0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5cm" svg:height="2.437cm" svg:x="1.079cm" svg:y="3.0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2.459cm" svg:height="5.334cm" svg:x="1.066cm" svg:y="0.138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572cm" svg:height="1.114cm" svg:x="1.094cm" svg:y="3.456cm">
          <draw:text-box>
            <text:p>N<text:span text:style-name="T1">liq,1</text:span><text:span text:style-name="T2">, V</text:span><text:span text:style-name="T1">liq,1</text:span><text:span text:style-name="T2">, A</text:span><text:span text:style-name="T1">liq,1</text:span></text:p>
          </draw:text-box>
        </draw:frame>
        <draw:frame draw:style-name="gr6" draw:text-style-name="P5" draw:layer="layout" svg:width="12.554cm" svg:height="1.114cm" svg:x="1.073cm" svg:y="0.241cm">
          <draw:text-box>
            <text:p>Air (N<text:span text:style-name="T1">air</text:span><text:span text:style-name="T2">, V</text:span><text:span text:style-name="T1">gas</text:span><text:span text:style-name="T2">)</text:span> + <text:span text:style-name="T3">water vapor (N</text:span><text:span text:style-name="T4">vap</text:span><text:span text:style-name="T5">, V</text:span><text:span text:style-name="T4">gas</text:span><text:span text:style-name="T5">, x</text:span><text:span text:style-name="T4">vap</text:span><text:span text:style-name="T5">)</text:span></text:p>
          </draw:text-box>
        </draw:frame>
        <draw:custom-shape draw:style-name="gr7" draw:text-style-name="P6" draw:layer="layout" svg:width="0.102cm" svg:height="3.302cm" svg:x="5.65cm" svg:y="2.16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7" draw:layer="layout" svg:width="0.508cm" svg:height="1.014cm" svg:x="2.857cm" svg:y="2.2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7" draw:layer="layout" svg:width="0.508cm" svg:height="1.014cm" draw:transform="rotate (-3.14159265358979) translate (4.073cm 3.38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0.102cm" svg:height="3.302cm" svg:x="9.115cm" svg:y="2.158cm">
          <text:p/>
          <draw:enhanced-geometry svg:viewBox="0 0 21600 21600" draw:mirror-vertical="true" draw:type="rectangle" draw:enhanced-path="M 0 0 L 21600 0 21600 21600 0 21600 0 0 Z N"/>
        </draw:custom-shape>
        <draw:frame draw:style-name="gr5" draw:text-style-name="P9" draw:layer="layout" svg:width="4.572cm" svg:height="1.114cm" svg:x="9.146cm" svg:y="3.456cm">
          <draw:text-box>
            <text:p text:style-name="P8"><text:span text:style-name="T6">N</text:span><text:span text:style-name="T7">liq,2</text:span><text:span text:style-name="T8">, V</text:span><text:span text:style-name="T7">liq,2</text:span><text:span text:style-name="T8">, A</text:span><text:span text:style-name="T7">liq,2</text:span></text:p>
          </draw:text-box>
        </draw:frame>
        <draw:frame draw:style-name="gr9" draw:text-style-name="P5" draw:layer="layout" svg:width="1.509cm" svg:height="1.114cm" svg:x="1.094cm" svg:y="4.356cm">
          <draw:text-box>
            <text:p><text:span text:style-name="T2">x</text:span><text:span text:style-name="T1">liq,1</text:span></text:p>
          </draw:text-box>
        </draw:frame>
        <draw:frame draw:style-name="gr9" draw:text-style-name="P9" draw:layer="layout" svg:width="1.509cm" svg:height="1.114cm" svg:x="9.186cm" svg:y="4.356cm">
          <draw:text-box>
            <text:p text:style-name="P8"><text:span text:style-name="T8">x</text:span><text:span text:style-name="T7">liq,2</text:span></text:p>
          </draw:text-box>
        </draw:frame>
        <draw:custom-shape draw:style-name="gr8" draw:text-style-name="P7" draw:layer="layout" svg:width="0.508cm" svg:height="1.014cm" svg:x="10.909cm" svg:y="2.2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7" draw:layer="layout" svg:width="0.508cm" svg:height="1.014cm" draw:transform="rotate (-3.14159265358979) translate (12.125cm 3.38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5" draw:layer="layout" svg:width="4.63cm" svg:height="0.962cm" draw:transform="rotate (1.5707963267949) translate (-0.169cm 5.111cm)">
          <draw:text-box>
            <text:p>P &amp; T constant</text:p>
          </draw:text-box>
        </draw:frame>
        <draw:custom-shape draw:style-name="gr11" draw:text-style-name="P4" draw:layer="layout" svg:width="0.254cm" svg:height="5.334cm" svg:x="0.693cm" svg:y="0.1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0" draw:layer="layout" svg:width="16.799cm" svg:height="12.29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008000000089A2770FFE5272E7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3.716cm" fo:page-height="5.5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665cm" svg:x="1cm" svg:y="4.44cm"/>
      <draw:page-thumbnail draw:layer="backgroundobjects" svg:width="8.999cm" svg:height="3.665cm" svg:x="1cm" svg:y="13.016cm"/>
      <draw:page-thumbnail draw:layer="backgroundobjects" svg:width="8.999cm" svg:height="3.665cm" svg:x="1cm" svg:y="21.592cm"/>
      <draw:page-thumbnail draw:layer="backgroundobjects" svg:width="8.999cm" svg:height="3.665cm" svg:x="11cm" svg:y="4.44cm"/>
      <draw:page-thumbnail draw:layer="backgroundobjects" svg:width="8.999cm" svg:height="3.665cm" svg:x="11cm" svg:y="13.016cm"/>
      <draw:page-thumbnail draw:layer="backgroundobjects" svg:width="8.999cm" svg:height="3.665cm" svg:x="11cm" svg:y="21.592cm"/>
    </style:handout-master>
    <style:master-page style:name="Default" style:page-layout-name="PM1" draw:style-name="Mdp1">
      <draw:frame presentation:style-name="Default-title" draw:layer="backgroundobjects" svg:width="25.199cm" svg:height="2.629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4cm" presentation:class="outline" presentation:placeholder="true">
        <draw:text-box/>
      </draw:frame>
      <draw:frame presentation:style-name="Mpr1" draw:text-style-name="MP2" draw:layer="backgroundobjects" svg:width="6.524cm" svg:height="1.084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6cm" svg:height="1.084cm" svg:x="9.575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4cm" svg:height="1.084cm" svg:x="20.075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Lubos Polerecky</meta:initial-creator>
    <meta:creation-date>2022-01-26T06:29:04.932265829</meta:creation-date>
    <dc:date>2022-02-01T10:10:27.794651856</dc:date>
    <dc:creator>Lubos Polerecky</dc:creator>
    <meta:editing-duration>PT1H18M10S</meta:editing-duration>
    <meta:editing-cycles>16</meta:editing-cycles>
    <meta:generator>LibreOffice/6.4.6.2$Linux_X86_64 LibreOffice_project/0ce51a4fd21bff07a5c061082cc82c5ed232f115</meta:generator>
    <meta:document-statistic meta:object-count="40"/>
  </office:meta>
</office:document-meta>
</file>